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justify" style:justify-single-word="false"/>
      <style:text-properties officeooo:rsid="0018096d" officeooo:paragraph-rsid="0018096d"/>
    </style:style>
    <style:style style:name="P2" style:family="paragraph" style:parent-style-name="Preformatted_20_Text">
      <style:paragraph-properties fo:line-height="150%" fo:text-align="justify" style:justify-single-word="false" style:writing-mode="rl-tb"/>
      <style:text-properties fo:font-weight="bold" officeooo:rsid="0018096d" officeooo:paragraph-rsid="0018096d" style:font-weight-asian="bold" style:font-weight-complex="bold"/>
    </style:style>
    <style:style style:name="P3" style:family="paragraph" style:parent-style-name="Preformatted_20_Text" style:list-style-name="L1">
      <style:paragraph-properties fo:line-height="150%" fo:text-align="justify" style:justify-single-word="false" style:writing-mode="rl-tb"/>
      <style:text-properties officeooo:rsid="0018096d" officeooo:paragraph-rsid="0018096d"/>
    </style:style>
    <style:style style:name="P4" style:family="paragraph" style:parent-style-name="Preformatted_20_Text" style:list-style-name="L1">
      <style:paragraph-properties fo:line-height="150%" fo:text-align="justify" style:justify-single-word="false" style:writing-mode="rl-tb"/>
      <style:text-properties officeooo:rsid="0018096d" officeooo:paragraph-rsid="001a6030"/>
    </style:style>
    <style:style style:name="P5" style:family="paragraph" style:parent-style-name="Preformatted_20_Text" style:list-style-name="L1">
      <style:paragraph-properties fo:line-height="150%" fo:text-align="justify" style:justify-single-word="false" style:writing-mode="rl-tb"/>
      <style:text-properties officeooo:paragraph-rsid="001b0796"/>
    </style:style>
    <style:style style:name="T1" style:family="text">
      <style:text-properties officeooo:rsid="0018096d"/>
    </style:style>
    <style:style style:name="T2" style:family="text">
      <style:text-properties officeooo:rsid="001a6030"/>
    </style:style>
    <style:style style:name="T3" style:family="text">
      <style:text-properties officeooo:rsid="001b079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نحوه نصب</text:p>
      <text:p text:style-name="P1"/>
      <text:list xml:id="list2051512844" text:style-name="L1">
        <text:list-item>
          <text:p text:style-name="P3">ابتدا پیش نیازهای این ماژول را نصب نمایید.</text:p>
        </text:list-item>
        <text:list-item>
          <text:p text:style-name="P5"><text:span text:style-name="T1">سپس </text:span><text:span text:style-name="T3">با استفاده از دستور drush download-jf کتابخانه jalali fullcalendar را دریافت نمایید. یا </text:span><text:span text:style-name="T1">پروژه </text:span><text:a xlink:type="simple" xlink:href="https://github.com/mbbn/jalali_fullcalendar"><text:span text:style-name="T1">jalali_fullcalendar</text:span></text:a><text:span text:style-name="T1"> را دریافت نموده و در شاخه site/all/libraries/fullcalendar قرار دهید.</text:span></text:p>
        </text:list-item>
        <text:list-item>
          <text:p text:style-name="P3">سپس ماژول را نصب نمایید.</text:p>
        </text:list-item>
        <text:list-item>
          <text:p text:style-name="P4"><text:span text:style-name="T2">برای نحوه استفاده از این ماژول لطفاً </text:span><text:a xlink:type="simple" xlink:href="http://drupal.org/node/1045174"><text:span text:style-name="T2">راهنمای استفاده</text:span></text:a><text:span text:style-name="T2"> ماژول fullcalendar را مطالعه کنید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3T16:30:17</dc:date>
    <meta:generator>LibreOffice/3.6$Linux_X86_64 LibreOffice_project/360m1$Build-2</meta:generator>
    <meta:editing-duration>P0D</meta:editing-duration>
    <meta:editing-cycles>4</meta:editing-cycles>
    <meta:document-statistic meta:table-count="0" meta:image-count="0" meta:object-count="0" meta:page-count="1" meta:paragraph-count="5" meta:word-count="58" meta:character-count="354" meta:non-whitespace-character-count="305"/>
  </office:meta>
</office:document-meta>
</file>